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731b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Orzotto Épinards &amp; Parmigiano Reggiano AOP</text:h>
      <text:h text:style-name="Heading_20_4" text:outline-level="4">Veggie &lt;650 Kcal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0-25 min</text:p>
        </text:list-item>
        <text:list-item>
          <text:p text:style-name="P2"><text:span text:style-name="Strong_20_Emphasis">À table dans</text:span>: 35-5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2x râpe</text:p>
        </text:list-item>
        <text:list-item>
          <text:p text:style-name="P4">Casserole avec couverc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Échalote</text:span> : 1 pièce(s)</text:p>
        </text:list-item>
        <text:list-item>
          <text:p text:style-name="P8"><text:span text:style-name="Strong_20_Emphasis">Poireau</text:span> : 1 pièce(s)</text:p>
        </text:list-item>
        <text:list-item>
          <text:p text:style-name="P8"><text:span text:style-name="Strong_20_Emphasis">Épinards</text:span> : 1 sachet(s)</text:p>
        </text:list-item>
        <text:list-item>
          <text:p text:style-name="P8"><text:span text:style-name="Strong_20_Emphasis">Parmigiano Reggiano AOP</text:span> : 40 g</text:p>
        </text:list-item>
        <text:list-item>
          <text:p text:style-name="P8"><text:span text:style-name="Strong_20_Emphasis">Graines de courge</text:span> : 20 g</text:p>
        </text:list-item>
        <text:list-item>
          <text:p text:style-name="P8"><text:span text:style-name="Strong_20_Emphasis">Orzo</text:span> : 135 g</text:p>
        </text:list-item>
        <text:list-item>
          <text:p text:style-name="P8"><text:span text:style-name="Strong_20_Emphasis">Noix de muscade</text:span> : 1 pincée(s)</text:p>
        </text:list-item>
        <text:list-item>
          <text:p text:style-name="P8"><text:span text:style-name="Strong_20_Emphasis">Mascarpone</text:span> : 50 g</text:p>
        </text:list-item>
        <text:list-item>
          <text:p text:style-name="P8"><text:span text:style-name="Strong_20_Emphasis">Salade</text:span> : 1 sachet(s)</text:p>
        </text:list-item>
        <text:list-item>
          <text:p text:style-name="P8"><text:span text:style-name="Strong_20_Emphasis">Bouillon de légumes</text:span> : 425 ml</text:p>
        </text:list-item>
        <text:list-item>
          <text:p text:style-name="P8"><text:span text:style-name="Strong_20_Emphasis">Huile d'olive</text:span> : 2 cc + 2 cs</text:p>
        </text:list-item>
        <text:list-item>
          <text:p text:style-name="P8"><text:span text:style-name="Strong_20_Emphasis">Vinaigre balsamique blanc ou de riz</text:span> : 2 cc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10"><text:span text:style-name="Strong_20_Emphasis">Préparez le bouillon</text:span> avec de l'eau chaude.</text:p>
        </text:list-item>
        <text:list-item>
          <text:p text:style-name="P10"><text:span text:style-name="Strong_20_Emphasis">Ciselez l'ail</text:span> et l'échalote.</text:p>
        </text:list-item>
        <text:list-item>
          <text:p text:style-name="P10"><text:span text:style-name="Strong_20_Emphasis">Coupez le poireau</text:span> en deux dans l'épaisseur, lavez-le bien, puis coupez-le en fines demi-lunes.</text:p>
        </text:list-item>
        <text:list-item>
          <text:p text:style-name="P10"><text:soft-page-break/><text:span text:style-name="Strong_20_Emphasis">Hachez les épinards</text:span> ou déchirez-les avec vos mains.</text:p>
        </text:list-item>
        <text:list-item>
          <text:p text:style-name="P9"><text:span text:style-name="Strong_20_Emphasis">Râpez le parmesan.</text:span></text:p>
        </text:list-item>
      </text:list>
      <text:h text:style-name="Heading_20_4" text:outline-level="4">Torréfier les graines :</text:h>
      <text:list text:style-name="L6">
        <text:list-item>
          <text:p text:style-name="P12">Faites chauffer une grande casserole à feu moyen-vif et faites-y torréfier les graines de courge à sec jusqu'à ce qu'elles commencent à sauter.</text:p>
        </text:list-item>
        <text:list-item>
          <text:p text:style-name="P11">Réservez-les hors de la casserole.</text:p>
        </text:list-item>
      </text:list>
      <text:h text:style-name="Heading_20_4" text:outline-level="4">Cuire :</text:h>
      <text:list text:style-name="L7">
        <text:list-item>
          <text:p text:style-name="P14">Versez un généreux filet d'huile d'olive dans la même casserole et faites-y revenir l'échalote, l'ail et le poireau 3-5 min à feu moyen.</text:p>
        </text:list-item>
        <text:list-item>
          <text:p text:style-name="P13">Ajoutez-y l'orzo et râpez un peu de noix de muscade au-dessus (selon votre goût). Faites cuire 1 min.</text:p>
        </text:list-item>
      </text:list>
      <text:h text:style-name="Heading_20_4" text:outline-level="4">Mijoter :</text:h>
      <text:list text:style-name="L8">
        <text:list-item>
          <text:p text:style-name="P15">Déglacez avec le vinaigre balsamique blanc (ou du vin blanc si vous en avez), puis ajoutez le bouillon et faites cuire 9-12 min à couvert et à feu moyen. Remuez souvent.</text:p>
        </text:list-item>
        <text:list-item>
          <text:p text:style-name="P15">Ajoutez un peu d'eau ou de bouillon si l'orzo s'assèche trop et n'est pas assez cuit.</text:p>
          <text:p text:style-name="P15"><text:span text:style-name="Strong_20_Emphasis">CONSEIL</text:span> : Vérifiez la cuisson de l'orzo en le goûtant: à ce stade, il doit être très légèrement al dente et finira de cuire à l'étape suivante.</text:p>
        </text:list-item>
      </text:list>
      <text:h text:style-name="Heading_20_4" text:outline-level="4">Faire réduire :</text:h>
      <text:list text:style-name="L9">
        <text:list-item>
          <text:p text:style-name="P17">Ajoutez les épinards, le mascarpone et la moitié du parmesan à l'orzo.</text:p>
        </text:list-item>
        <text:list-item>
          <text:p text:style-name="P16">Faites réchauffer le tout 1-2 min à feu doux, ou jusqu'à ce que les épinards réduisent. Salez et poivrez.</text:p>
        </text:list-item>
      </text:list>
      <text:h text:style-name="Heading_20_4" text:outline-level="4">Finir et servir :</text:h>
      <text:list text:style-name="L10">
        <text:list-item>
          <text:p text:style-name="P18">Servez la salade dans des assiettes creuses et arrosez-la d'un filet d'huile d'olive (voir <text:span text:style-name="Strong_20_Emphasis">CONSEIL</text:span>). Disposez le risotto d'orzo par-dessus.</text:p>
        </text:list-item>
        <text:list-item>
          <text:p text:style-name="P18">Saupoudrez de graines de courge et du reste du parmesan.</text:p>
        </text:list-item>
        <text:list-item>
          <text:p text:style-name="P18">Rectifiez l'assaisonnement en sel, poivre et huile d'olive (selon votre goût).</text:p>
          <text:p text:style-name="P18"><text:span text:style-name="Strong_20_Emphasis">CONSEIL</text:span> : Vous pouvez servir la salade à part si vous ne l'aimez pas chaude.</text:p>
        </text:list-item>
      </text:list>
      <text:p text:style-name="Text_20_body"><text:span text:style-name="Strong_20_Emphasis">Bon appétit!</text:span></text:p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11">
        <text:list-item>
          <text:p text:style-name="P20"><text:span text:style-name="Strong_20_Emphasis">Énergie (kJ/kcal)</text:span> : 2669/638</text:p>
        </text:list-item>
        <text:list-item>
          <text:p text:style-name="P20"><text:span text:style-name="Strong_20_Emphasis">Lipides total (g)</text:span> : 34</text:p>
        </text:list-item>
        <text:list-item>
          <text:p text:style-name="P20"><text:span text:style-name="Strong_20_Emphasis">Dont saturés (g)</text:span> : 15,1</text:p>
        </text:list-item>
        <text:list-item>
          <text:p text:style-name="P20"><text:span text:style-name="Strong_20_Emphasis">Glucides (g)</text:span> : 58</text:p>
        </text:list-item>
        <text:list-item>
          <text:p text:style-name="P20"><text:span text:style-name="Strong_20_Emphasis">Dont sucres (g)</text:span> : 6,9</text:p>
        </text:list-item>
        <text:list-item>
          <text:p text:style-name="P20"><text:soft-page-break/><text:span text:style-name="Strong_20_Emphasis">Fibres (g)</text:span> : 7</text:p>
        </text:list-item>
        <text:list-item>
          <text:p text:style-name="P20"><text:span text:style-name="Strong_20_Emphasis">Protéines (g)</text:span> : 23</text:p>
        </text:list-item>
        <text:list-item>
          <text:p text:style-name="P19"><text:span text:style-name="Strong_20_Emphasis">Sel (g)</text:span> : 2,7</text:p>
        </text:list-item>
      </text:list>
      <text:p text:style-name="Text_20_body"><text:span text:style-name="Strong_20_Emphasis">Pour 100 g :</text:span></text:p>
      <text:list text:style-name="L12">
        <text:list-item>
          <text:p text:style-name="P22"><text:span text:style-name="Strong_20_Emphasis">Énergie (kJ/kcal)</text:span> : 543/130</text:p>
        </text:list-item>
        <text:list-item>
          <text:p text:style-name="P22"><text:span text:style-name="Strong_20_Emphasis">Lipides total (g)</text:span> : 7</text:p>
        </text:list-item>
        <text:list-item>
          <text:p text:style-name="P22"><text:span text:style-name="Strong_20_Emphasis">Dont saturés (g)</text:span> : 3,1</text:p>
        </text:list-item>
        <text:list-item>
          <text:p text:style-name="P22"><text:span text:style-name="Strong_20_Emphasis">Glucides (g)</text:span> : 12</text:p>
        </text:list-item>
        <text:list-item>
          <text:p text:style-name="P22"><text:span text:style-name="Strong_20_Emphasis">Dont sucres (g)</text:span> : 1,4</text:p>
        </text:list-item>
        <text:list-item>
          <text:p text:style-name="P22"><text:span text:style-name="Strong_20_Emphasis">Fibres (g)</text:span> : 1</text:p>
        </text:list-item>
        <text:list-item>
          <text:p text:style-name="P22"><text:span text:style-name="Strong_20_Emphasis">Protéines (g)</text:span> : 5</text:p>
        </text:list-item>
        <text:list-item>
          <text:p text:style-name="P21"><text:span text:style-name="Strong_20_Emphasis">Sel (g)</text:span> : 0,6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6:58:58.201297506</dc:date>
    <meta:editing-duration>PT4M4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2" meta:word-count="570" meta:character-count="2933" meta:non-whitespace-character-count="2486"/>
  </office:meta>
</office:document-meta>
</file>